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1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0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03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16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17" style:family="graphic" style:parent-style-name="standard">
      <style:graphic-properties draw:stroke="none" draw:fill="solid" draw:fill-color="#ffffff"/>
    </style:style>
    <style:style style:name="gr18" style:family="graphic" style:parent-style-name="standard">
      <style:graphic-properties draw:stroke="none" draw:fill="solid" draw:fill-color="#1864ab"/>
    </style:style>
    <style:style style:name="gr19" style:family="graphic" style:parent-style-name="standard">
      <style:graphic-properties draw:stroke="none" draw:fill="solid" draw:fill-color="#4a98c9"/>
    </style:style>
    <style:style style:name="gr20" style:family="graphic" style:parent-style-name="standard">
      <style:graphic-properties draw:stroke="none" draw:fill="solid" draw:fill-color="#6faed4"/>
    </style:style>
    <style:style style:name="gr21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2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23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25" style:family="graphic" style:parent-style-name="objectwithoutfill">
      <style:graphic-properties draw:fill="none" draw:textarea-horizontal-align="center" draw:textarea-vertical-align="middle"/>
    </style:style>
    <style:style style:name="gr26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27" style:family="graphic" style:parent-style-name="standard">
      <style:graphic-properties draw:stroke="none" draw:fill="solid" draw:fill-color="#000000"/>
    </style:style>
    <style:style style:name="gr28" style:family="graphic" style:parent-style-name="standard">
      <style:graphic-properties draw:stroke="none" draw:fill="solid" draw:fill-color="#94c4df"/>
    </style:style>
    <style:style style:name="gr29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30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31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32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33" style:family="graphic" style:parent-style-name="standard">
      <style:graphic-properties draw:stroke="none" svg:stroke-color="#000000" draw:fill="none" draw:fill-color="#ffffff" fo:min-height="0.60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gr35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36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7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5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1864ab"/>
    </style:style>
    <style:style style:name="P10" style:family="paragraph">
      <loext:graphic-properties draw:fill="solid" draw:fill-color="#4a98c9"/>
    </style:style>
    <style:style style:name="P11" style:family="paragraph">
      <loext:graphic-properties draw:fill="solid" draw:fill-color="#6faed4"/>
    </style:style>
    <style:style style:name="P12" style:family="paragraph">
      <loext:graphic-properties draw:fill="solid" draw:fill-color="#e8e8e8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Consolas1" fo:font-size="8pt" fo:font-weight="normal" style:font-size-asian="6pt" style:font-weight-asian="normal" style:font-size-complex="6pt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solid" draw:fill-color="#94c4df"/>
    </style:style>
    <style:style style:name="P17" style:family="paragraph">
      <loext:graphic-properties draw:fill="none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Liberation Serif2"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color="#000000" fo:font-size="6pt" fo:font-weight="bold" fo:background-color="#00ff00" style:font-size-asian="6pt" style:font-weight-asian="bold" style:font-size-complex="6pt" style:font-weight-complex="bold"/>
    </style:style>
    <style:style style:name="P2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DejaVuSans" fo:font-size="5pt" style:font-size-asian="5pt" style:font-name-complex="DejaVuSans" style:font-size-complex="5pt"/>
    </style:style>
    <style:style style:name="T3" style:family="text">
      <style:text-properties fo:color="#000000" style:font-name="DejaVuSans" fo:font-size="5pt" fo:font-weight="bold" style:font-size-asian="5pt" style:font-weight-asian="bold" style:font-name-complex="DejaVuSans" style:font-size-complex="5pt" style:font-weight-complex="bold"/>
    </style:style>
    <style:style style:name="T4" style:family="text">
      <style:text-properties fo:color="#000000" style:text-position="-33% 58%" style:font-name="DejaVuSans" fo:font-size="5pt" fo:font-weight="bold" style:font-size-asian="5pt" style:font-weight-asian="bold" style:font-name-complex="DejaVuSans" style:font-size-complex="5pt" style:font-weight-complex="bold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6pt" fo:font-weight="normal" style:font-size-asian="6pt" style:font-weight-asian="normal" style:font-size-complex="6pt" style:font-weight-complex="normal"/>
    </style:style>
    <style:style style:name="T7" style:family="text">
      <style:text-properties style:font-name="Consolas1" fo:font-size="8pt" fo:font-weight="normal" style:font-size-asian="6pt" style:font-weight-asian="normal" style:font-size-complex="6pt" style:font-weight-complex="normal"/>
    </style:style>
    <style:style style:name="T8" style:family="text">
      <style:text-properties style:font-name="Consolas1" fo:font-size="8pt" fo:font-weight="bold" style:font-size-asian="6pt" style:font-weight-asian="bold" style:font-size-complex="6pt" style:font-weight-complex="bold"/>
    </style:style>
    <style:style style:name="T9" style:family="text">
      <style:text-properties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0" style:family="text">
      <style:text-properties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000000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2" style:family="text">
      <style:text-properties fo:color="#ffffff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3" style:family="text">
      <style:text-properties fo:color="#000000" style:text-position="0% 100%" style:font-name="Consolas1" fo:font-size="8pt" fo:font-weight="bold" style:font-size-asian="6pt" style:font-weight-asian="bold" style:font-size-complex="6pt" style:font-weight-complex="bold"/>
    </style:style>
    <style:style style:name="T14" style:family="text">
      <style:text-properties fo:color="#e8e8e8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5" style:family="text">
      <style:text-properties fo:color="#ffffff" style:text-position="0% 100%" style:font-name="Consolas1" fo:font-size="8pt" fo:font-weight="bold" style:font-size-asian="6pt" style:font-weight-asian="bold" style:font-size-complex="6pt" style:font-weight-complex="bold"/>
    </style:style>
    <style:style style:name="T16" style:family="text">
      <style:text-properties fo:color="#000000"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7" style:family="text">
      <style:text-properties style:font-name="Liberation Serif2" fo:font-size="8pt" fo:font-weight="bold" style:font-size-asian="8pt" style:font-weight-asian="bold" style:font-size-complex="8pt" style:font-weight-complex="bold"/>
    </style:style>
    <style:style style:name="T18" style:family="text">
      <style:text-properties fo:color="#000000" fo:font-size="6pt" fo:font-weight="bold" fo:background-color="#00ff00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Floating-Point and Hybrid Float 6 Accelerators</text:span></text:p>
          </draw:text-box>
        </draw:frame>
        <draw:frame draw:style-name="gr2" draw:text-style-name="P4" draw:layer="layout" svg:width="0.116cm" svg:height="0.208cm" svg:x="3.763cm" svg:y="7.493cm">
          <draw:text-box>
            <text:p text:style-name="P3"><text:span text:style-name="T2">0</text:span></text:p>
          </draw:text-box>
        </draw:frame>
        <draw:frame draw:style-name="gr3" draw:text-style-name="P4" draw:layer="layout" svg:width="0.231cm" svg:height="0.208cm" svg:x="4.99cm" svg:y="7.493cm">
          <draw:text-box>
            <text:p text:style-name="P3"><text:span text:style-name="T2">10</text:span></text:p>
          </draw:text-box>
        </draw:frame>
        <draw:frame draw:style-name="gr3" draw:text-style-name="P4" draw:layer="layout" svg:width="0.231cm" svg:height="0.208cm" svg:x="6.228cm" svg:y="7.493cm">
          <draw:text-box>
            <text:p text:style-name="P3"><text:span text:style-name="T2">20</text:span></text:p>
          </draw:text-box>
        </draw:frame>
        <draw:frame draw:style-name="gr3" draw:text-style-name="P4" draw:layer="layout" svg:width="0.231cm" svg:height="0.208cm" svg:x="7.465cm" svg:y="7.493cm">
          <draw:text-box>
            <text:p text:style-name="P3"><text:span text:style-name="T2">30</text:span></text:p>
          </draw:text-box>
        </draw:frame>
        <draw:frame draw:style-name="gr3" draw:text-style-name="P4" draw:layer="layout" svg:width="0.231cm" svg:height="0.208cm" svg:x="8.703cm" svg:y="7.493cm">
          <draw:text-box>
            <text:p text:style-name="P3"><text:span text:style-name="T2">40</text:span></text:p>
          </draw:text-box>
        </draw:frame>
        <draw:frame draw:style-name="gr4" draw:text-style-name="P5" draw:layer="layout" svg:width="0.603cm" svg:height="0.208cm" svg:x="9.841cm" svg:y="7.493cm">
          <draw:text-box>
            <text:p text:style-name="P3"><text:span text:style-name="T3">50 ms</text:span></text:p>
          </draw:text-box>
        </draw:frame>
        <draw:frame draw:style-name="gr5" draw:text-style-name="P4" draw:layer="layout" svg:width="0.641cm" svg:height="0.208cm" svg:x="3.004cm" svg:y="7.031cm">
          <draw:text-box>
            <text:p text:style-name="P3"><text:span text:style-name="T2">MODEL</text:span></text:p>
          </draw:text-box>
        </draw:frame>
        <draw:frame draw:style-name="gr6" draw:text-style-name="P5" draw:layer="layout" svg:width="1.733cm" svg:height="0.248cm" svg:x="1.907cm" svg:y="6.863cm">
          <draw:text-box>
            <text:p text:style-name="P3"><text:span text:style-name="T3">(Conv</text:span><text:span text:style-name="T4">A</text:span><text:span text:style-name="T3">) CONV_2D</text:span></text:p>
          </draw:text-box>
        </draw:frame>
        <draw:frame draw:style-name="gr7" draw:text-style-name="P5" draw:layer="layout" svg:width="1.039cm" svg:height="0.208cm" svg:x="2.593cm" svg:y="6.697cm">
          <draw:text-box>
            <text:p text:style-name="P3"><text:span text:style-name="T3">DELEGATE</text:span></text:p>
          </draw:text-box>
        </draw:frame>
        <draw:frame draw:style-name="gr8" draw:text-style-name="P5" draw:layer="layout" svg:width="1.166cm" svg:height="0.208cm" svg:x="2.488cm" svg:y="6.53cm">
          <draw:text-box>
            <text:p text:style-name="P3"><text:span text:style-name="T3">HARDWARE</text:span></text:p>
          </draw:text-box>
        </draw:frame>
        <draw:frame draw:style-name="gr9" draw:text-style-name="P4" draw:layer="layout" svg:width="0.383cm" svg:height="0.208cm" svg:x="3.26cm" svg:y="6.361cm">
          <draw:text-box>
            <text:p text:style-name="P3"><text:span text:style-name="T2">MUL</text:span></text:p>
          </draw:text-box>
        </draw:frame>
        <draw:frame draw:style-name="gr10" draw:text-style-name="P4" draw:layer="layout" svg:width="0.396cm" svg:height="0.208cm" svg:x="3.246cm" svg:y="6.194cm">
          <draw:text-box>
            <text:p text:style-name="P3"><text:span text:style-name="T2">ADD</text:span></text:p>
          </draw:text-box>
        </draw:frame>
        <draw:frame draw:style-name="gr11" draw:text-style-name="P4" draw:layer="layout" svg:width="1.31cm" svg:height="0.208cm" svg:x="2.333cm" svg:y="6.026cm">
          <draw:text-box>
            <text:p text:style-name="P3"><text:span text:style-name="T2">MAX_POOL_2D</text:span></text:p>
          </draw:text-box>
        </draw:frame>
        <draw:frame draw:style-name="gr12" draw:text-style-name="P5" draw:layer="layout" svg:width="1.729cm" svg:height="0.248cm" svg:x="1.907cm" svg:y="5.859cm">
          <draw:text-box>
            <text:p text:style-name="P3"><text:span text:style-name="T3">(Conv</text:span><text:span text:style-name="T4">B</text:span><text:span text:style-name="T3">) CONV_2D</text:span></text:p>
          </draw:text-box>
        </draw:frame>
        <draw:frame draw:style-name="gr7" draw:text-style-name="P5" draw:layer="layout" svg:width="1.039cm" svg:height="0.208cm" svg:x="2.593cm" svg:y="5.693cm">
          <draw:text-box>
            <text:p text:style-name="P3"><text:span text:style-name="T3">DELEGATE</text:span></text:p>
          </draw:text-box>
        </draw:frame>
        <draw:frame draw:style-name="gr8" draw:text-style-name="P5" draw:layer="layout" svg:width="1.166cm" svg:height="0.208cm" svg:x="2.486cm" svg:y="5.525cm">
          <draw:text-box>
            <text:p text:style-name="P3"><text:span text:style-name="T3">HARDWARE</text:span></text:p>
          </draw:text-box>
        </draw:frame>
        <draw:frame draw:style-name="gr9" draw:text-style-name="P4" draw:layer="layout" svg:width="0.383cm" svg:height="0.208cm" svg:x="3.26cm" svg:y="5.358cm">
          <draw:text-box>
            <text:p text:style-name="P3"><text:span text:style-name="T2">MUL</text:span></text:p>
          </draw:text-box>
        </draw:frame>
        <draw:frame draw:style-name="gr10" draw:text-style-name="P4" draw:layer="layout" svg:width="0.396cm" svg:height="0.208cm" svg:x="3.248cm" svg:y="5.19cm">
          <draw:text-box>
            <text:p text:style-name="P3"><text:span text:style-name="T2">ADD</text:span></text:p>
          </draw:text-box>
        </draw:frame>
        <draw:frame draw:style-name="gr11" draw:text-style-name="P4" draw:layer="layout" svg:width="1.31cm" svg:height="0.208cm" svg:x="2.333cm" svg:y="5.021cm">
          <draw:text-box>
            <text:p text:style-name="P3"><text:span text:style-name="T2">MAX_POOL_2D</text:span></text:p>
          </draw:text-box>
        </draw:frame>
        <draw:frame draw:style-name="gr12" draw:text-style-name="P5" draw:layer="layout" svg:width="1.729cm" svg:height="0.248cm" svg:x="1.909cm" svg:y="4.855cm">
          <draw:text-box>
            <text:p text:style-name="P3"><text:span text:style-name="T3">(Conv</text:span><text:span text:style-name="T4">C</text:span><text:span text:style-name="T3">) CONV_2D</text:span></text:p>
          </draw:text-box>
        </draw:frame>
        <draw:frame draw:style-name="gr7" draw:text-style-name="P5" draw:layer="layout" svg:width="1.039cm" svg:height="0.208cm" svg:x="2.593cm" svg:y="4.688cm">
          <draw:text-box>
            <text:p text:style-name="P3"><text:span text:style-name="T3">DELEGATE</text:span></text:p>
          </draw:text-box>
        </draw:frame>
        <draw:frame draw:style-name="gr8" draw:text-style-name="P5" draw:layer="layout" svg:width="1.166cm" svg:height="0.208cm" svg:x="2.486cm" svg:y="4.52cm">
          <draw:text-box>
            <text:p text:style-name="P3"><text:span text:style-name="T3">HARDWARE</text:span></text:p>
          </draw:text-box>
        </draw:frame>
        <draw:frame draw:style-name="gr9" draw:text-style-name="P4" draw:layer="layout" svg:width="0.383cm" svg:height="0.208cm" svg:x="3.26cm" svg:y="4.353cm">
          <draw:text-box>
            <text:p text:style-name="P3"><text:span text:style-name="T2">MUL</text:span></text:p>
          </draw:text-box>
        </draw:frame>
        <draw:frame draw:style-name="gr10" draw:text-style-name="P4" draw:layer="layout" svg:width="0.396cm" svg:height="0.208cm" svg:x="3.246cm" svg:y="4.187cm">
          <draw:text-box>
            <text:p text:style-name="P3"><text:span text:style-name="T2">ADD</text:span></text:p>
          </draw:text-box>
        </draw:frame>
        <draw:frame draw:style-name="gr11" draw:text-style-name="P4" draw:layer="layout" svg:width="1.31cm" svg:height="0.208cm" svg:x="2.333cm" svg:y="4.018cm">
          <draw:text-box>
            <text:p text:style-name="P3"><text:span text:style-name="T2">MAX_POOL_2D</text:span></text:p>
          </draw:text-box>
        </draw:frame>
        <draw:frame draw:style-name="gr13" draw:text-style-name="P4" draw:layer="layout" svg:width="0.832cm" svg:height="0.208cm" svg:x="2.813cm" svg:y="3.851cm">
          <draw:text-box>
            <text:p text:style-name="P3"><text:span text:style-name="T2">RESHAPE</text:span></text:p>
          </draw:text-box>
        </draw:frame>
        <draw:frame draw:style-name="gr14" draw:text-style-name="P4" draw:layer="layout" svg:width="1.75cm" svg:height="0.208cm" svg:x="1.894cm" svg:y="3.683cm">
          <draw:text-box>
            <text:p text:style-name="P3"><text:span text:style-name="T2">FULLY_CONNECTED</text:span></text:p>
          </draw:text-box>
        </draw:frame>
        <draw:frame draw:style-name="gr14" draw:text-style-name="P4" draw:layer="layout" svg:width="1.75cm" svg:height="0.208cm" svg:x="1.894cm" svg:y="3.516cm">
          <draw:text-box>
            <text:p text:style-name="P3"><text:span text:style-name="T2">FULLY_CONNECTED</text:span></text:p>
          </draw:text-box>
        </draw:frame>
        <draw:frame draw:style-name="gr14" draw:text-style-name="P4" draw:layer="layout" svg:width="1.75cm" svg:height="0.208cm" svg:x="1.894cm" svg:y="3.35cm">
          <draw:text-box>
            <text:p text:style-name="P3"><text:span text:style-name="T2">FULLY_CONNECTED</text:span></text:p>
          </draw:text-box>
        </draw:frame>
        <draw:frame draw:style-name="gr15" draw:text-style-name="P6" draw:layer="layout" svg:width="1.988cm" svg:height="0.314cm" svg:x="1.706cm" svg:y="2.974cm">
          <draw:text-box>
            <text:p><text:span text:style-name="T5">Tensor operation</text:span></text:p>
          </draw:text-box>
        </draw:frame>
        <draw:frame draw:style-name="gr16" draw:text-style-name="P7" draw:layer="layout" svg:width="1.252cm" svg:height="0.25cm" svg:x="6.471cm" svg:y="7.779cm">
          <draw:text-box>
            <text:p><text:span text:style-name="T6">Time (ms)</text:span></text:p>
          </draw:text-box>
        </draw:frame>
        <draw:polygon draw:style-name="gr17" draw:text-style-name="P8" draw:layer="layout" svg:width="6.497cm" svg:height="4.429cm" svg:x="3.76cm" svg:y="2.955cm" svg:viewBox="0 0 6498 4430" draw:points="0,4430 6498,4430 6498,0 0,0">
          <text:p/>
        </draw:polygon>
        <draw:polygon draw:style-name="gr18" draw:text-style-name="P9" draw:layer="layout" svg:width="3.454cm" svg:height="0.134cm" svg:x="3.76cm" svg:y="7.048cm" svg:viewBox="0 0 3455 135" draw:points="0,135 3455,135 3455,0 0,0">
          <text:p/>
        </draw:polygon>
        <draw:polygon draw:style-name="gr19" draw:text-style-name="P10" draw:layer="layout" svg:width="0.864cm" svg:height="0.134cm" svg:x="3.76cm" svg:y="6.878cm" svg:viewBox="0 0 865 135" draw:points="0,135 865,135 865,0 0,0">
          <text:p/>
        </draw:polygon>
        <draw:polygon draw:style-name="gr20" draw:text-style-name="P11" draw:layer="layout" svg:width="0.004cm" svg:height="0.134cm" svg:x="3.761cm" svg:y="6.709cm" svg:viewBox="0 0 5 135" draw:points="0,135 5,135 5,0 0,0">
          <text:p/>
        </draw:polygon>
        <draw:g>
          <draw:custom-shape draw:style-name="gr21" draw:text-style-name="P12" draw:layer="layout" svg:width="10.542cm" svg:height="0.444cm" svg:x="0.706cm" svg:y="0.63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899cm" svg:height="1.651cm" svg:x="0.706cm" svg:y="0.635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10.668cm" svg:height="1.513cm" svg:x="0.818cm" svg:y="0.735cm">
            <draw:text-box>
              <text:p><text:span text:style-name="T7">Tensor Op <text:s text:c="2"/>CPU (ms) <text:s/>TP FP32 (ms) <text:s/>Gain <text:s text:c="2"/></text:span><text:span text:style-name="T8">TP HF6 (ms) <text:s text:c="2"/>Gain</text:span></text:p>
              <text:p><text:span text:style-name="T9"><text:s text:c="2"/></text:span><text:span text:style-name="T9">Conv</text:span><text:span text:style-name="T10">A</text:span><text:span text:style-name="T9"> <text:s text:c="4"/></text:span><text:span text:style-name="T11"><text:s/>112.24 <text:s/></text:span><text:span text:style-name="T12"><text:s text:c="2"/></text:span><text:span text:style-name="T11"><text:s text:c="2"/>12.49 <text:s text:c="6"/>8.9 <text:s/></text:span><text:span text:style-name="T12"><text:s/></text:span><text:span text:style-name="T11"><text:s text:c="3"/></text:span><text:span text:style-name="T13">6.92</text:span><text:span text:style-name="T11"> <text:s text:c="6"/></text:span><text:span text:style-name="T13">16.2</text:span></text:p>
              <text:p><text:span text:style-name="T7"><text:s text:c="2"/></text:span><text:span text:style-name="T7">Conv</text:span><text:span text:style-name="T10">B</text:span><text:span text:style-name="T9"> <text:s text:c="4"/></text:span><text:span text:style-name="T14"><text:s/></text:span><text:span text:style-name="T11">213.13 <text:s/></text:span><text:span text:style-name="T12"><text:s/></text:span><text:span text:style-name="T11"><text:s text:c="3"/>16.39 <text:s text:c="5"/>13.0 <text:s/></text:span><text:span text:style-name="T12"><text:s text:c="4"/></text:span><text:span text:style-name="T15">4.41</text:span><text:span text:style-name="T12"> <text:s text:c="6"/></text:span><text:span text:style-name="T15">48.3</text:span></text:p>
              <text:p><text:span text:style-name="T7"><text:s text:c="2"/></text:span><text:span text:style-name="T7">Conv</text:span><text:span text:style-name="T10">C <text:s text:c="8"/></text:span><text:span text:style-name="T16"><text:s text:c="3"/></text:span><text:span text:style-name="T11">46.59 </text:span><text:span text:style-name="T12"><text:s text:c="2"/></text:span><text:span text:style-name="T11"><text:s text:c="4"/>3.59 <text:s text:c="5"/>12.9 <text:s/></text:span><text:span text:style-name="T12"><text:s text:c="4"/></text:span><text:span text:style-name="T15">0.99</text:span><text:span text:style-name="T12"> <text:s text:c="6"/></text:span><text:span text:style-name="T15">47.0</text:span></text:p>
            </draw:text-box>
          </draw:frame>
          <draw:custom-shape draw:style-name="gr24" draw:text-style-name="P14" draw:layer="layout" svg:width="10.541cm" svg:height="1.651cm" svg:x="0.706cm" svg:y="0.635cm">
            <text:p/>
            <draw:enhanced-geometry svg:viewBox="0 0 21600 21600" draw:type="rectangle" draw:enhanced-path="M 0 0 L 21600 0 21600 21600 0 21600 0 0 Z N"/>
          </draw:custom-shape>
          <draw:line draw:style-name="gr25" draw:text-style-name="P14" draw:layer="layout" svg:x1="2.605cm" svg:y1="0.635cm" svg:x2="2.605cm" svg:y2="2.286cm">
            <text:p/>
          </draw:line>
          <draw:line draw:style-name="gr25" draw:text-style-name="P14" draw:layer="layout" svg:x1="4.385cm" svg:y1="0.636cm" svg:x2="4.385cm" svg:y2="2.287cm">
            <text:p/>
          </draw:line>
          <draw:line draw:style-name="gr25" draw:text-style-name="P14" draw:layer="layout" svg:x1="7.885cm" svg:y1="0.638cm" svg:x2="7.885cm" svg:y2="2.289cm">
            <text:p/>
          </draw:line>
          <draw:line draw:style-name="gr25" draw:text-style-name="P14" draw:layer="layout" svg:x1="0.706cm" svg:y1="1.443cm" svg:x2="11.247cm" svg:y2="1.443cm">
            <text:p/>
          </draw:line>
          <draw:line draw:style-name="gr25" draw:text-style-name="P14" draw:layer="layout" svg:x1="0.707cm" svg:y1="1.079cm" svg:x2="11.248cm" svg:y2="1.079cm">
            <text:p/>
          </draw:line>
          <draw:line draw:style-name="gr25" draw:text-style-name="P14" draw:layer="layout" svg:x1="0.708cm" svg:y1="1.843cm" svg:x2="11.249cm" svg:y2="1.843cm">
            <text:p/>
          </draw:line>
          <draw:line draw:style-name="gr26" draw:text-style-name="P14" draw:layer="layout" svg:x1="6.729cm" svg:y1="0.637cm" svg:x2="6.729cm" svg:y2="2.288cm">
            <text:p/>
          </draw:line>
          <draw:line draw:style-name="gr26" draw:text-style-name="P14" draw:layer="layout" svg:x1="10.187cm" svg:y1="0.638cm" svg:x2="10.187cm" svg:y2="2.289cm">
            <text:p/>
          </draw:line>
        </draw:g>
        <draw:polygon draw:style-name="gr27" draw:text-style-name="P15" draw:layer="layout" svg:width="0.856cm" svg:height="0.134cm" svg:x="3.764cm" svg:y="6.54cm" svg:viewBox="0 0 857 135" draw:points="0,135 857,135 857,0 0,0">
          <text:p/>
        </draw:polygon>
        <draw:polygon draw:style-name="gr19" draw:text-style-name="P10" draw:layer="layout" svg:width="0.441cm" svg:height="0.134cm" svg:x="4.625cm" svg:y="6.371cm" svg:viewBox="0 0 442 135" draw:points="0,135 442,135 442,0 0,0">
          <text:p/>
        </draw:polygon>
        <draw:polygon draw:style-name="gr19" draw:text-style-name="P10" draw:layer="layout" svg:width="0.44cm" svg:height="0.134cm" svg:x="5.067cm" svg:y="6.202cm" svg:viewBox="0 0 441 135" draw:points="0,135 441,135 441,0 0,0">
          <text:p/>
        </draw:polygon>
        <draw:polygon draw:style-name="gr19" draw:text-style-name="P10" draw:layer="layout" svg:width="0.287cm" svg:height="0.134cm" svg:x="5.508cm" svg:y="6.032cm" svg:viewBox="0 0 288 135" draw:points="0,135 288,135 288,0 0,0">
          <text:p/>
        </draw:polygon>
        <draw:polygon draw:style-name="gr19" draw:text-style-name="P10" draw:layer="layout" svg:width="0.574cm" svg:height="0.134cm" svg:x="5.797cm" svg:y="5.864cm" svg:viewBox="0 0 575 135" draw:points="0,135 575,135 575,0 0,0">
          <text:p/>
        </draw:polygon>
        <draw:polygon draw:style-name="gr20" draw:text-style-name="P11" draw:layer="layout" svg:width="0.03cm" svg:height="0.134cm" svg:x="5.797cm" svg:y="5.694cm" svg:viewBox="0 0 31 135" draw:points="0,135 31,135 31,0 0,0">
          <text:p/>
        </draw:polygon>
        <draw:polygon draw:style-name="gr28" draw:text-style-name="P16" draw:layer="layout" svg:width="0.545cm" svg:height="0.134cm" svg:x="5.824cm" svg:y="5.525cm" svg:viewBox="0 0 546 135" draw:points="0,135 546,135 546,0 0,0">
          <text:p/>
        </draw:polygon>
        <draw:polygon draw:style-name="gr19" draw:text-style-name="P10" draw:layer="layout" svg:width="0.121cm" svg:height="0.134cm" svg:x="6.372cm" svg:y="5.356cm" svg:viewBox="0 0 122 135" draw:points="0,135 122,135 122,0 0,0">
          <text:p/>
        </draw:polygon>
        <draw:polygon draw:style-name="gr19" draw:text-style-name="P10" draw:layer="layout" svg:width="0.121cm" svg:height="0.134cm" svg:x="6.495cm" svg:y="5.187cm" svg:viewBox="0 0 122 135" draw:points="0,135 122,135 122,0 0,0">
          <text:p/>
        </draw:polygon>
        <draw:polygon draw:style-name="gr19" draw:text-style-name="P10" draw:layer="layout" svg:width="0.079cm" svg:height="0.134cm" svg:x="6.617cm" svg:y="5.018cm" svg:viewBox="0 0 80 135" draw:points="0,135 80,135 80,0 0,0">
          <text:p/>
        </draw:polygon>
        <draw:polygon draw:style-name="gr19" draw:text-style-name="P10" draw:layer="layout" svg:width="0.154cm" svg:height="0.134cm" svg:x="6.696cm" svg:y="4.848cm" svg:viewBox="0 0 155 135" draw:points="0,135 155,135 155,0 0,0">
          <text:p/>
        </draw:polygon>
        <draw:polygon draw:style-name="gr20" draw:text-style-name="P11" draw:layer="layout" svg:width="0.033cm" svg:height="0.134cm" svg:x="6.697cm" svg:y="4.679cm" svg:viewBox="0 0 34 135" draw:points="0,135 34,135 34,0 0,0">
          <text:p/>
        </draw:polygon>
        <draw:polygon draw:style-name="gr28" draw:text-style-name="P16" draw:layer="layout" svg:width="0.121cm" svg:height="0.134cm" svg:x="6.729cm" svg:y="4.51cm" svg:viewBox="0 0 122 135" draw:points="0,135 122,135 122,0 0,0">
          <text:p/>
        </draw:polygon>
        <draw:polygon draw:style-name="gr19" draw:text-style-name="P10" draw:layer="layout" svg:width="0.034cm" svg:height="0.134cm" svg:x="6.851cm" svg:y="4.341cm" svg:viewBox="0 0 35 135" draw:points="0,135 35,135 35,0 0,0">
          <text:p/>
        </draw:polygon>
        <draw:polygon draw:style-name="gr19" draw:text-style-name="P10" draw:layer="layout" svg:width="0.033cm" svg:height="0.134cm" svg:x="6.886cm" svg:y="4.172cm" svg:viewBox="0 0 34 135" draw:points="0,135 34,135 34,0 0,0">
          <text:p/>
        </draw:polygon>
        <draw:polygon draw:style-name="gr19" draw:text-style-name="P10" draw:layer="layout" svg:width="0.021cm" svg:height="0.134cm" svg:x="6.92cm" svg:y="4.002cm" svg:viewBox="0 0 22 135" draw:points="0,135 22,135 22,0 0,0">
          <text:p/>
        </draw:polygon>
        <draw:polygon draw:style-name="gr19" draw:text-style-name="P10" draw:layer="layout" svg:width="0.001cm" svg:height="0.134cm" svg:x="6.942cm" svg:y="3.834cm" svg:viewBox="0 0 2 135" draw:points="0,135 2,135 2,0 0,0">
          <text:p/>
        </draw:polygon>
        <draw:polygon draw:style-name="gr19" draw:text-style-name="P10" draw:layer="layout" svg:width="0.174cm" svg:height="0.134cm" svg:x="6.944cm" svg:y="3.664cm" svg:viewBox="0 0 175 135" draw:points="0,135 175,135 175,0 0,0">
          <text:p/>
        </draw:polygon>
        <draw:polygon draw:style-name="gr19" draw:text-style-name="P10" draw:layer="layout" svg:width="0.091cm" svg:height="0.134cm" svg:x="7.119cm" svg:y="3.495cm" svg:viewBox="0 0 92 135" draw:points="0,135 92,135 92,0 0,0">
          <text:p/>
        </draw:polygon>
        <draw:polygon draw:style-name="gr19" draw:text-style-name="P10" draw:layer="layout" svg:width="0.001cm" svg:height="0.134cm" svg:x="7.211cm" svg:y="3.326cm" svg:viewBox="0 0 2 135" draw:points="0,135 2,135 2,0 0,0">
          <text:p/>
        </draw:polygon>
        <draw:polygon draw:style-name="gr19" draw:text-style-name="P10" draw:layer="layout" svg:width="0cm" svg:height="0.134cm" svg:x="7.213cm" svg:y="3.157cm" svg:viewBox="0 0 1 135" draw:points="0,135 1,135 1,0 0,0">
          <text:p/>
        </draw:polygon>
        <draw:line draw:style-name="gr29" draw:text-style-name="P17" draw:layer="layout" svg:x1="3.76cm" svg:y1="7.384cm" svg:x2="3.76cm" svg:y2="2.955cm">
          <text:p/>
        </draw:line>
        <draw:polygon draw:style-name="gr27" draw:text-style-name="P15" draw:layer="layout" svg:width="0cm" svg:height="0.07cm" svg:x="3.76cm" svg:y="7.384cm" svg:viewBox="0 0 0 71" draw:points="0,0 0,71">
          <text:p/>
        </draw:polygon>
        <draw:line draw:style-name="gr30" draw:text-style-name="P17" draw:layer="layout" svg:x1="3.76cm" svg:y1="7.384cm" svg:x2="3.76cm" svg:y2="7.455cm">
          <text:p/>
        </draw:line>
        <draw:line draw:style-name="gr29" draw:text-style-name="P17" draw:layer="layout" svg:x1="4.998cm" svg:y1="7.384cm" svg:x2="4.998cm" svg:y2="2.955cm">
          <text:p/>
        </draw:line>
        <draw:polygon draw:style-name="gr27" draw:text-style-name="P15" draw:layer="layout" svg:width="0cm" svg:height="0.07cm" svg:x="4.998cm" svg:y="7.384cm" svg:viewBox="0 0 0 71" draw:points="0,0 0,71">
          <text:p/>
        </draw:polygon>
        <draw:line draw:style-name="gr30" draw:text-style-name="P17" draw:layer="layout" svg:x1="4.998cm" svg:y1="7.384cm" svg:x2="4.998cm" svg:y2="7.455cm">
          <text:p/>
        </draw:line>
        <draw:line draw:style-name="gr29" draw:text-style-name="P17" draw:layer="layout" svg:x1="6.235cm" svg:y1="7.384cm" svg:x2="6.235cm" svg:y2="2.955cm">
          <text:p/>
        </draw:line>
        <draw:polygon draw:style-name="gr27" draw:text-style-name="P15" draw:layer="layout" svg:width="0cm" svg:height="0.07cm" svg:x="6.235cm" svg:y="7.384cm" svg:viewBox="0 0 0 71" draw:points="0,0 0,71">
          <text:p/>
        </draw:polygon>
        <draw:line draw:style-name="gr30" draw:text-style-name="P17" draw:layer="layout" svg:x1="6.235cm" svg:y1="7.384cm" svg:x2="6.235cm" svg:y2="7.455cm">
          <text:p/>
        </draw:line>
        <draw:line draw:style-name="gr29" draw:text-style-name="P17" draw:layer="layout" svg:x1="7.473cm" svg:y1="7.384cm" svg:x2="7.473cm" svg:y2="2.955cm">
          <text:p/>
        </draw:line>
        <draw:polygon draw:style-name="gr27" draw:text-style-name="P15" draw:layer="layout" svg:width="0cm" svg:height="0.07cm" svg:x="7.473cm" svg:y="7.384cm" svg:viewBox="0 0 0 71" draw:points="0,0 0,71">
          <text:p/>
        </draw:polygon>
        <draw:line draw:style-name="gr30" draw:text-style-name="P17" draw:layer="layout" svg:x1="7.473cm" svg:y1="7.384cm" svg:x2="7.473cm" svg:y2="7.455cm">
          <text:p/>
        </draw:line>
        <draw:line draw:style-name="gr29" draw:text-style-name="P17" draw:layer="layout" svg:x1="8.711cm" svg:y1="7.384cm" svg:x2="8.711cm" svg:y2="2.955cm">
          <text:p/>
        </draw:line>
        <draw:polygon draw:style-name="gr27" draw:text-style-name="P15" draw:layer="layout" svg:width="0cm" svg:height="0.07cm" svg:x="8.711cm" svg:y="7.384cm" svg:viewBox="0 0 0 71" draw:points="0,0 0,71">
          <text:p/>
        </draw:polygon>
        <draw:line draw:style-name="gr30" draw:text-style-name="P17" draw:layer="layout" svg:x1="8.711cm" svg:y1="7.384cm" svg:x2="8.711cm" svg:y2="7.455cm">
          <text:p/>
        </draw:line>
        <draw:line draw:style-name="gr29" draw:text-style-name="P17" draw:layer="layout" svg:x1="9.949cm" svg:y1="7.384cm" svg:x2="9.949cm" svg:y2="2.955cm">
          <text:p/>
        </draw:line>
        <draw:polygon draw:style-name="gr27" draw:text-style-name="P15" draw:layer="layout" svg:width="0cm" svg:height="0.07cm" svg:x="9.949cm" svg:y="7.384cm" svg:viewBox="0 0 0 71" draw:points="0,0 0,71">
          <text:p/>
        </draw:polygon>
        <draw:line draw:style-name="gr30" draw:text-style-name="P17" draw:layer="layout" svg:x1="9.949cm" svg:y1="7.384cm" svg:x2="9.949cm" svg:y2="7.455cm">
          <text:p/>
        </draw:line>
        <draw:line draw:style-name="gr29" draw:text-style-name="P17" draw:layer="layout" svg:x1="3.76cm" svg:y1="7.115cm" svg:x2="10.258cm" svg:y2="7.115cm">
          <text:p/>
        </draw:line>
        <draw:polygon draw:style-name="gr27" draw:text-style-name="P15" draw:layer="layout" svg:width="0.023cm" svg:height="0cm" svg:x="3.736cm" svg:y="7.115cm" svg:viewBox="0 0 24 0" draw:points="24,0 0,0">
          <text:p/>
        </draw:polygon>
        <draw:line draw:style-name="gr30" draw:text-style-name="P17" draw:layer="layout" svg:x1="3.76cm" svg:y1="7.115cm" svg:x2="3.736cm" svg:y2="7.115cm">
          <text:p/>
        </draw:line>
        <draw:line draw:style-name="gr29" draw:text-style-name="P17" draw:layer="layout" svg:x1="3.76cm" svg:y1="6.946cm" svg:x2="10.258cm" svg:y2="6.946cm">
          <text:p/>
        </draw:line>
        <draw:polygon draw:style-name="gr27" draw:text-style-name="P15" draw:layer="layout" svg:width="0.023cm" svg:height="0cm" svg:x="3.736cm" svg:y="6.946cm" svg:viewBox="0 0 24 0" draw:points="24,0 0,0">
          <text:p/>
        </draw:polygon>
        <draw:line draw:style-name="gr30" draw:text-style-name="P17" draw:layer="layout" svg:x1="3.76cm" svg:y1="6.946cm" svg:x2="3.736cm" svg:y2="6.946cm">
          <text:p/>
        </draw:line>
        <draw:line draw:style-name="gr29" draw:text-style-name="P17" draw:layer="layout" svg:x1="3.76cm" svg:y1="6.777cm" svg:x2="10.258cm" svg:y2="6.777cm">
          <text:p/>
        </draw:line>
        <draw:polygon draw:style-name="gr27" draw:text-style-name="P15" draw:layer="layout" svg:width="0.023cm" svg:height="0cm" svg:x="3.736cm" svg:y="6.777cm" svg:viewBox="0 0 24 0" draw:points="24,0 0,0">
          <text:p/>
        </draw:polygon>
        <draw:line draw:style-name="gr30" draw:text-style-name="P17" draw:layer="layout" svg:x1="3.76cm" svg:y1="6.777cm" svg:x2="3.736cm" svg:y2="6.777cm">
          <text:p/>
        </draw:line>
        <draw:line draw:style-name="gr29" draw:text-style-name="P17" draw:layer="layout" svg:x1="3.76cm" svg:y1="6.608cm" svg:x2="10.258cm" svg:y2="6.608cm">
          <text:p/>
        </draw:line>
        <draw:polygon draw:style-name="gr27" draw:text-style-name="P15" draw:layer="layout" svg:width="0.023cm" svg:height="0cm" svg:x="3.736cm" svg:y="6.608cm" svg:viewBox="0 0 24 0" draw:points="24,0 0,0">
          <text:p/>
        </draw:polygon>
        <draw:line draw:style-name="gr30" draw:text-style-name="P17" draw:layer="layout" svg:x1="3.76cm" svg:y1="6.608cm" svg:x2="3.736cm" svg:y2="6.608cm">
          <text:p/>
        </draw:line>
        <draw:line draw:style-name="gr29" draw:text-style-name="P17" draw:layer="layout" svg:x1="3.76cm" svg:y1="6.438cm" svg:x2="10.258cm" svg:y2="6.438cm">
          <text:p/>
        </draw:line>
        <draw:polygon draw:style-name="gr27" draw:text-style-name="P15" draw:layer="layout" svg:width="0.023cm" svg:height="0cm" svg:x="3.736cm" svg:y="6.438cm" svg:viewBox="0 0 24 0" draw:points="24,0 0,0">
          <text:p/>
        </draw:polygon>
        <draw:line draw:style-name="gr30" draw:text-style-name="P17" draw:layer="layout" svg:x1="3.76cm" svg:y1="6.438cm" svg:x2="3.736cm" svg:y2="6.438cm">
          <text:p/>
        </draw:line>
        <draw:line draw:style-name="gr29" draw:text-style-name="P17" draw:layer="layout" svg:x1="3.76cm" svg:y1="6.27cm" svg:x2="10.258cm" svg:y2="6.27cm">
          <text:p/>
        </draw:line>
        <draw:polygon draw:style-name="gr27" draw:text-style-name="P15" draw:layer="layout" svg:width="0.023cm" svg:height="0cm" svg:x="3.736cm" svg:y="6.27cm" svg:viewBox="0 0 24 0" draw:points="24,0 0,0">
          <text:p/>
        </draw:polygon>
        <draw:line draw:style-name="gr30" draw:text-style-name="P17" draw:layer="layout" svg:x1="3.76cm" svg:y1="6.27cm" svg:x2="3.736cm" svg:y2="6.27cm">
          <text:p/>
        </draw:line>
        <draw:line draw:style-name="gr29" draw:text-style-name="P17" draw:layer="layout" svg:x1="3.76cm" svg:y1="6.1cm" svg:x2="10.258cm" svg:y2="6.1cm">
          <text:p/>
        </draw:line>
        <draw:polygon draw:style-name="gr27" draw:text-style-name="P15" draw:layer="layout" svg:width="0.023cm" svg:height="0cm" svg:x="3.736cm" svg:y="6.1cm" svg:viewBox="0 0 24 0" draw:points="24,0 0,0">
          <text:p/>
        </draw:polygon>
        <draw:line draw:style-name="gr30" draw:text-style-name="P17" draw:layer="layout" svg:x1="3.76cm" svg:y1="6.1cm" svg:x2="3.736cm" svg:y2="6.1cm">
          <text:p/>
        </draw:line>
        <draw:line draw:style-name="gr29" draw:text-style-name="P17" draw:layer="layout" svg:x1="3.76cm" svg:y1="5.931cm" svg:x2="10.258cm" svg:y2="5.931cm">
          <text:p/>
        </draw:line>
        <draw:polygon draw:style-name="gr27" draw:text-style-name="P15" draw:layer="layout" svg:width="0.023cm" svg:height="0cm" svg:x="3.736cm" svg:y="5.931cm" svg:viewBox="0 0 24 0" draw:points="24,0 0,0">
          <text:p/>
        </draw:polygon>
        <draw:line draw:style-name="gr30" draw:text-style-name="P17" draw:layer="layout" svg:x1="3.76cm" svg:y1="5.931cm" svg:x2="3.736cm" svg:y2="5.931cm">
          <text:p/>
        </draw:line>
        <draw:line draw:style-name="gr29" draw:text-style-name="P17" draw:layer="layout" svg:x1="3.76cm" svg:y1="5.762cm" svg:x2="10.258cm" svg:y2="5.762cm">
          <text:p/>
        </draw:line>
        <draw:polygon draw:style-name="gr27" draw:text-style-name="P15" draw:layer="layout" svg:width="0.023cm" svg:height="0cm" svg:x="3.736cm" svg:y="5.762cm" svg:viewBox="0 0 24 0" draw:points="24,0 0,0">
          <text:p/>
        </draw:polygon>
        <draw:line draw:style-name="gr30" draw:text-style-name="P17" draw:layer="layout" svg:x1="3.76cm" svg:y1="5.762cm" svg:x2="3.736cm" svg:y2="5.762cm">
          <text:p/>
        </draw:line>
        <draw:line draw:style-name="gr29" draw:text-style-name="P17" draw:layer="layout" svg:x1="3.76cm" svg:y1="5.592cm" svg:x2="10.258cm" svg:y2="5.592cm">
          <text:p/>
        </draw:line>
        <draw:polygon draw:style-name="gr27" draw:text-style-name="P15" draw:layer="layout" svg:width="0.023cm" svg:height="0cm" svg:x="3.736cm" svg:y="5.592cm" svg:viewBox="0 0 24 0" draw:points="24,0 0,0">
          <text:p/>
        </draw:polygon>
        <draw:line draw:style-name="gr30" draw:text-style-name="P17" draw:layer="layout" svg:x1="3.76cm" svg:y1="5.592cm" svg:x2="3.736cm" svg:y2="5.592cm">
          <text:p/>
        </draw:line>
        <draw:line draw:style-name="gr29" draw:text-style-name="P17" draw:layer="layout" svg:x1="3.76cm" svg:y1="5.424cm" svg:x2="10.258cm" svg:y2="5.424cm">
          <text:p/>
        </draw:line>
        <draw:polygon draw:style-name="gr27" draw:text-style-name="P15" draw:layer="layout" svg:width="0.023cm" svg:height="0cm" svg:x="3.736cm" svg:y="5.424cm" svg:viewBox="0 0 24 0" draw:points="24,0 0,0">
          <text:p/>
        </draw:polygon>
        <draw:line draw:style-name="gr30" draw:text-style-name="P17" draw:layer="layout" svg:x1="3.76cm" svg:y1="5.424cm" svg:x2="3.736cm" svg:y2="5.424cm">
          <text:p/>
        </draw:line>
        <draw:line draw:style-name="gr29" draw:text-style-name="P17" draw:layer="layout" svg:x1="3.76cm" svg:y1="5.254cm" svg:x2="10.258cm" svg:y2="5.254cm">
          <text:p/>
        </draw:line>
        <draw:polygon draw:style-name="gr27" draw:text-style-name="P15" draw:layer="layout" svg:width="0.023cm" svg:height="0cm" svg:x="3.736cm" svg:y="5.254cm" svg:viewBox="0 0 24 0" draw:points="24,0 0,0">
          <text:p/>
        </draw:polygon>
        <draw:line draw:style-name="gr30" draw:text-style-name="P17" draw:layer="layout" svg:x1="3.76cm" svg:y1="5.254cm" svg:x2="3.736cm" svg:y2="5.254cm">
          <text:p/>
        </draw:line>
        <draw:line draw:style-name="gr29" draw:text-style-name="P17" draw:layer="layout" svg:x1="3.76cm" svg:y1="5.085cm" svg:x2="10.258cm" svg:y2="5.085cm">
          <text:p/>
        </draw:line>
        <draw:polygon draw:style-name="gr27" draw:text-style-name="P15" draw:layer="layout" svg:width="0.023cm" svg:height="0cm" svg:x="3.736cm" svg:y="5.085cm" svg:viewBox="0 0 24 0" draw:points="24,0 0,0">
          <text:p/>
        </draw:polygon>
        <draw:line draw:style-name="gr30" draw:text-style-name="P17" draw:layer="layout" svg:x1="3.76cm" svg:y1="5.085cm" svg:x2="3.736cm" svg:y2="5.085cm">
          <text:p/>
        </draw:line>
        <draw:line draw:style-name="gr29" draw:text-style-name="P17" draw:layer="layout" svg:x1="3.76cm" svg:y1="4.916cm" svg:x2="10.258cm" svg:y2="4.916cm">
          <text:p/>
        </draw:line>
        <draw:polygon draw:style-name="gr27" draw:text-style-name="P15" draw:layer="layout" svg:width="0.023cm" svg:height="0cm" svg:x="3.736cm" svg:y="4.916cm" svg:viewBox="0 0 24 0" draw:points="24,0 0,0">
          <text:p/>
        </draw:polygon>
        <draw:line draw:style-name="gr30" draw:text-style-name="P17" draw:layer="layout" svg:x1="3.76cm" svg:y1="4.916cm" svg:x2="3.736cm" svg:y2="4.916cm">
          <text:p/>
        </draw:line>
        <draw:line draw:style-name="gr29" draw:text-style-name="P17" draw:layer="layout" svg:x1="3.76cm" svg:y1="4.747cm" svg:x2="10.258cm" svg:y2="4.747cm">
          <text:p/>
        </draw:line>
        <draw:polygon draw:style-name="gr27" draw:text-style-name="P15" draw:layer="layout" svg:width="0.023cm" svg:height="0cm" svg:x="3.736cm" svg:y="4.747cm" svg:viewBox="0 0 24 0" draw:points="24,0 0,0">
          <text:p/>
        </draw:polygon>
        <draw:line draw:style-name="gr30" draw:text-style-name="P17" draw:layer="layout" svg:x1="3.76cm" svg:y1="4.747cm" svg:x2="3.736cm" svg:y2="4.747cm">
          <text:p/>
        </draw:line>
        <draw:line draw:style-name="gr29" draw:text-style-name="P17" draw:layer="layout" svg:x1="3.76cm" svg:y1="4.578cm" svg:x2="10.258cm" svg:y2="4.578cm">
          <text:p/>
        </draw:line>
        <draw:polygon draw:style-name="gr27" draw:text-style-name="P15" draw:layer="layout" svg:width="0.023cm" svg:height="0cm" svg:x="3.736cm" svg:y="4.578cm" svg:viewBox="0 0 24 0" draw:points="24,0 0,0">
          <text:p/>
        </draw:polygon>
        <draw:line draw:style-name="gr30" draw:text-style-name="P17" draw:layer="layout" svg:x1="3.76cm" svg:y1="4.578cm" svg:x2="3.736cm" svg:y2="4.578cm">
          <text:p/>
        </draw:line>
        <draw:line draw:style-name="gr29" draw:text-style-name="P17" draw:layer="layout" svg:x1="3.76cm" svg:y1="4.408cm" svg:x2="10.258cm" svg:y2="4.408cm">
          <text:p/>
        </draw:line>
        <draw:polygon draw:style-name="gr27" draw:text-style-name="P15" draw:layer="layout" svg:width="0.023cm" svg:height="0cm" svg:x="3.736cm" svg:y="4.408cm" svg:viewBox="0 0 24 0" draw:points="24,0 0,0">
          <text:p/>
        </draw:polygon>
        <draw:line draw:style-name="gr30" draw:text-style-name="P17" draw:layer="layout" svg:x1="3.76cm" svg:y1="4.408cm" svg:x2="3.736cm" svg:y2="4.408cm">
          <text:p/>
        </draw:line>
        <draw:line draw:style-name="gr29" draw:text-style-name="P17" draw:layer="layout" svg:x1="3.76cm" svg:y1="4.239cm" svg:x2="10.258cm" svg:y2="4.239cm">
          <text:p/>
        </draw:line>
        <draw:polygon draw:style-name="gr27" draw:text-style-name="P15" draw:layer="layout" svg:width="0.023cm" svg:height="0cm" svg:x="3.736cm" svg:y="4.239cm" svg:viewBox="0 0 24 0" draw:points="24,0 0,0">
          <text:p/>
        </draw:polygon>
        <draw:line draw:style-name="gr30" draw:text-style-name="P17" draw:layer="layout" svg:x1="3.76cm" svg:y1="4.239cm" svg:x2="3.736cm" svg:y2="4.239cm">
          <text:p/>
        </draw:line>
        <draw:line draw:style-name="gr29" draw:text-style-name="P17" draw:layer="layout" svg:x1="3.76cm" svg:y1="4.07cm" svg:x2="10.258cm" svg:y2="4.07cm">
          <text:p/>
        </draw:line>
        <draw:polygon draw:style-name="gr27" draw:text-style-name="P15" draw:layer="layout" svg:width="0.023cm" svg:height="0cm" svg:x="3.736cm" svg:y="4.07cm" svg:viewBox="0 0 24 0" draw:points="24,0 0,0">
          <text:p/>
        </draw:polygon>
        <draw:line draw:style-name="gr30" draw:text-style-name="P17" draw:layer="layout" svg:x1="3.76cm" svg:y1="4.07cm" svg:x2="3.736cm" svg:y2="4.07cm">
          <text:p/>
        </draw:line>
        <draw:line draw:style-name="gr29" draw:text-style-name="P17" draw:layer="layout" svg:x1="3.76cm" svg:y1="3.901cm" svg:x2="10.258cm" svg:y2="3.901cm">
          <text:p/>
        </draw:line>
        <draw:polygon draw:style-name="gr27" draw:text-style-name="P15" draw:layer="layout" svg:width="0.023cm" svg:height="0cm" svg:x="3.736cm" svg:y="3.901cm" svg:viewBox="0 0 24 0" draw:points="24,0 0,0">
          <text:p/>
        </draw:polygon>
        <draw:line draw:style-name="gr30" draw:text-style-name="P17" draw:layer="layout" svg:x1="3.76cm" svg:y1="3.901cm" svg:x2="3.736cm" svg:y2="3.901cm">
          <text:p/>
        </draw:line>
        <draw:line draw:style-name="gr29" draw:text-style-name="P17" draw:layer="layout" svg:x1="3.76cm" svg:y1="3.732cm" svg:x2="10.258cm" svg:y2="3.732cm">
          <text:p/>
        </draw:line>
        <draw:polygon draw:style-name="gr27" draw:text-style-name="P15" draw:layer="layout" svg:width="0.023cm" svg:height="0cm" svg:x="3.736cm" svg:y="3.732cm" svg:viewBox="0 0 24 0" draw:points="24,0 0,0">
          <text:p/>
        </draw:polygon>
        <draw:line draw:style-name="gr30" draw:text-style-name="P17" draw:layer="layout" svg:x1="3.76cm" svg:y1="3.732cm" svg:x2="3.736cm" svg:y2="3.732cm">
          <text:p/>
        </draw:line>
        <draw:line draw:style-name="gr29" draw:text-style-name="P17" draw:layer="layout" svg:x1="3.76cm" svg:y1="3.562cm" svg:x2="10.258cm" svg:y2="3.562cm">
          <text:p/>
        </draw:line>
        <draw:polygon draw:style-name="gr27" draw:text-style-name="P15" draw:layer="layout" svg:width="0.023cm" svg:height="0cm" svg:x="3.736cm" svg:y="3.562cm" svg:viewBox="0 0 24 0" draw:points="24,0 0,0">
          <text:p/>
        </draw:polygon>
        <draw:line draw:style-name="gr30" draw:text-style-name="P17" draw:layer="layout" svg:x1="3.76cm" svg:y1="3.562cm" svg:x2="3.736cm" svg:y2="3.562cm">
          <text:p/>
        </draw:line>
        <draw:line draw:style-name="gr29" draw:text-style-name="P17" draw:layer="layout" svg:x1="3.76cm" svg:y1="3.394cm" svg:x2="10.258cm" svg:y2="3.394cm">
          <text:p/>
        </draw:line>
        <draw:polygon draw:style-name="gr27" draw:text-style-name="P15" draw:layer="layout" svg:width="0.023cm" svg:height="0cm" svg:x="3.736cm" svg:y="3.394cm" svg:viewBox="0 0 24 0" draw:points="24,0 0,0">
          <text:p/>
        </draw:polygon>
        <draw:line draw:style-name="gr30" draw:text-style-name="P17" draw:layer="layout" svg:x1="3.76cm" svg:y1="3.394cm" svg:x2="3.736cm" svg:y2="3.394cm">
          <text:p/>
        </draw:line>
        <draw:line draw:style-name="gr31" draw:text-style-name="P17" draw:layer="layout" svg:x1="3.76cm" svg:y1="7.384cm" svg:x2="3.76cm" svg:y2="2.955cm">
          <text:p/>
        </draw:line>
        <draw:line draw:style-name="gr31" draw:text-style-name="P17" draw:layer="layout" svg:x1="10.258cm" svg:y1="7.384cm" svg:x2="10.258cm" svg:y2="2.955cm">
          <text:p/>
        </draw:line>
        <draw:line draw:style-name="gr31" draw:text-style-name="P17" draw:layer="layout" svg:x1="3.76cm" svg:y1="7.384cm" svg:x2="10.258cm" svg:y2="7.384cm">
          <text:p/>
        </draw:line>
        <draw:line draw:style-name="gr31" draw:text-style-name="P17" draw:layer="layout" svg:x1="3.76cm" svg:y1="2.955cm" svg:x2="10.258cm" svg:y2="2.955cm">
          <text:p/>
        </draw:line>
        <draw:line draw:style-name="gr32" draw:text-style-name="P18" draw:layer="layout" svg:x1="7.215cm" svg:y1="2.951cm" svg:x2="7.215cm" svg:y2="7.464cm">
          <text:p/>
        </draw:line>
        <draw:frame draw:style-name="gr33" draw:text-style-name="P19" draw:layer="layout" svg:width="6.509cm" svg:height="0.601cm" svg:x="3.754cm" svg:y="2.609cm">
          <draw:text-box>
            <text:p text:style-name="P1"><text:span text:style-name="T17">CPU + TP (Hybrid-Float6 @ 200 MHz)</text:span></text:p>
          </draw:text-box>
        </draw:frame>
        <draw:frame draw:style-name="gr34" draw:text-style-name="P20" draw:layer="layout" svg:width="3.252cm" svg:height="0.477cm" svg:x="7.187cm" svg:y="8.143cm">
          <draw:text-box>
            <text:p><text:span text:style-name="T18">Total = 27.9 ms (35.84 IPS)</text:span></text:p>
          </draw:text-box>
        </draw:frame>
        <draw:line draw:style-name="gr35" draw:text-style-name="P14" draw:layer="layout" svg:x1="7.219cm" svg:y1="8.128cm" svg:x2="7.219cm" svg:y2="7.493cm">
          <text:p/>
        </draw:line>
        <draw:frame draw:style-name="gr36" draw:text-style-name="P21" draw:layer="layout" svg:width="1.086cm" svg:height="0.315cm" svg:x="0.469cm" svg:y="5.043cm">
          <draw:text-box>
            <text:p><text:span text:style-name="T5">Layers</text:span></text:p>
          </draw:text-box>
        </draw:frame>
        <draw:custom-shape draw:style-name="gr37" draw:text-style-name="P14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1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1T22:09:47.921458706</dc:date>
    <meta:editing-duration>PT6H53M10S</meta:editing-duration>
    <meta:editing-cycles>124</meta:editing-cycles>
    <meta:document-statistic meta:object-count="167"/>
  </office:meta>
</office:document-meta>
</file>